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de4" officeooo:paragraph-rsid="00063de4"/>
    </style:style>
    <style:style style:name="P2" style:family="paragraph" style:parent-style-name="Standard">
      <style:text-properties officeooo:rsid="0007e44f" officeooo:paragraph-rsid="0007e44f"/>
    </style:style>
    <style:style style:name="P3" style:family="paragraph" style:parent-style-name="Standard">
      <style:text-properties officeooo:rsid="00059a68" officeooo:paragraph-rsid="000a589f"/>
    </style:style>
    <style:style style:name="T1" style:family="text">
      <style:text-properties officeooo:rsid="0008c186"/>
    </style:style>
    <style:style style:name="T2" style:family="text">
      <style:text-properties officeooo:rsid="000a58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34 DS</text:span></text:p>
      <text:p text:style-name="P3">Maria Eduarda Andrade Pereira</text:p>
      <text:p text:style-name="P1">24/02</text:p>
      <text:p text:style-name="P2">9:<text:span text:style-name="T1">1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2-25T08:14:45.764000000</dc:date>
    <meta:editing-duration>PT2M46S</meta:editing-duration>
    <meta:editing-cycles>7</meta:editing-cycles>
    <meta:document-statistic meta:table-count="0" meta:image-count="0" meta:object-count="0" meta:page-count="1" meta:paragraph-count="4" meta:word-count="8" meta:character-count="43" meta:non-whitespace-character-count="39"/>
  </office:meta>
</office:document-meta>
</file>